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367459" officeooo:paragraph-rsid="0036745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1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1" style:family="paragraph" style:parent-style-name="Standard">
      <style:text-properties style:font-name="Bitstream Vera Sans" style:text-underline-style="solid" style:text-underline-width="auto" style:text-underline-color="font-color" fo:font-weight="bold" officeooo:rsid="0077574c" officeooo:paragraph-rsid="0077574c" style:font-weight-asian="bold" style:font-weight-complex="bold"/>
    </style:style>
    <style:style style:name="P12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d9b2" officeooo:paragraph-rsid="0032d26a" style:font-weight-asian="normal" style:font-weight-complex="normal"/>
    </style:style>
    <style:style style:name="P13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32d26a" style:font-weight-asian="normal" style:font-weight-complex="normal"/>
    </style:style>
    <style:style style:name="P14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3ebec8" officeooo:paragraph-rsid="0032d26a" style:font-weight-asian="normal" style:font-weight-complex="normal"/>
    </style:style>
    <style:style style:name="P15" style:family="paragraph" style:parent-style-name="Standard">
      <style:text-properties style:font-name="Bitstream Vera Sans" officeooo:rsid="001fd718" officeooo:paragraph-rsid="001fd718"/>
    </style:style>
    <style:style style:name="P16" style:family="paragraph" style:parent-style-name="Standard">
      <style:text-properties style:font-name="Bitstream Vera Sans" officeooo:paragraph-rsid="001fd718"/>
    </style:style>
    <style:style style:name="P17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2740fd" officeooo:paragraph-rsid="00466c8e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169c76" officeooo:paragraph-rsid="002c5cff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25d9b2" officeooo:paragraph-rsid="0032d26a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2569fc" officeooo:paragraph-rsid="003e7112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4d6737" officeooo:paragraph-rsid="0032d26a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56fdd0" officeooo:paragraph-rsid="0032d26a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454641" officeooo:paragraph-rsid="0032d26a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33" style:family="paragraph" style:parent-style-name="Standard">
      <style:text-properties style:font-name="Bitstream Vera Sans" style:text-underline-style="none" fo:font-weight="normal" officeooo:rsid="0048e170" officeooo:paragraph-rsid="0032d26a" style:font-weight-asian="normal" style:font-weight-complex="normal"/>
    </style:style>
    <style:style style:name="P34" style:family="paragraph" style:parent-style-name="Standard">
      <style:text-properties style:font-name="Bitstream Vera Sans" style:text-underline-style="none" fo:font-weight="normal" officeooo:rsid="0048e170" officeooo:paragraph-rsid="005b847b" style:font-weight-asian="normal" style:font-weight-complex="normal"/>
    </style:style>
    <style:style style:name="P35" style:family="paragraph" style:parent-style-name="Standard">
      <style:text-properties style:font-name="Bitstream Vera Sans" style:text-underline-style="none" fo:font-weight="normal" officeooo:rsid="006af03e" officeooo:paragraph-rsid="006af03e" style:font-weight-asian="normal" style:font-weight-complex="normal"/>
    </style:style>
    <style:style style:name="P36" style:family="paragraph" style:parent-style-name="Standard">
      <style:text-properties style:font-name="Bitstream Vera Sans" style:text-underline-style="none" fo:font-weight="normal" officeooo:rsid="0026f94f" officeooo:paragraph-rsid="0032d26a" style:font-weight-asian="normal" style:font-weight-complex="normal"/>
    </style:style>
    <style:style style:name="P37" style:family="paragraph" style:parent-style-name="Standard">
      <style:text-properties style:font-name="Bitstream Vera Sans" style:text-underline-style="none" fo:font-weight="normal" officeooo:rsid="0077574c" officeooo:paragraph-rsid="0077574c" style:font-weight-asian="normal" style:font-weight-complex="normal"/>
    </style:style>
    <style:style style:name="P38" style:family="paragraph" style:parent-style-name="Standard">
      <style:text-properties style:font-name="Bitstream Vera Sans" fo:font-style="normal" style:text-underline-style="none" fo:font-weight="normal" officeooo:rsid="004d6737" officeooo:paragraph-rsid="0032d26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Bitstream Vera Sans" fo:font-style="normal" style:text-underline-style="none" fo:font-weight="normal" officeooo:rsid="004e8d7b" officeooo:paragraph-rsid="0032d26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font-name="Bitstream Vera Sans" officeooo:rsid="001a6b71" officeooo:paragraph-rsid="002c4174"/>
    </style:style>
    <style:style style:name="P50" style:family="paragraph" style:parent-style-name="Standard">
      <style:text-properties fo:color="#72bf44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2b511a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54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55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57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Bitstream Vera Sans" fo:font-weight="bold" officeooo:rsid="00188880" officeooo:paragraph-rsid="002c5cff" style:font-weight-asian="bold" style:font-weight-complex="bold"/>
    </style:style>
    <style:style style:name="P62" style:family="paragraph" style:parent-style-name="Table_20_Contents">
      <style:text-properties style:font-name="Bitstream Vera Sans" fo:font-weight="bold" officeooo:rsid="00188880" officeooo:paragraph-rsid="002c5cff" style:font-weight-asian="bold" style:font-weight-complex="bold"/>
    </style:style>
    <style:style style:name="P63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65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66" style:family="paragraph" style:parent-style-name="Table_20_Contents">
      <style:text-properties style:font-name="Bitstream Vera Sans" officeooo:rsid="00188880" officeooo:paragraph-rsid="002c5cff"/>
    </style:style>
    <style:style style:name="P67" style:family="paragraph" style:parent-style-name="Table_20_Contents">
      <style:text-properties style:font-name="Bitstream Vera Sans" officeooo:rsid="00350b81" officeooo:paragraph-rsid="00350b81"/>
    </style:style>
    <style:style style:name="P68" style:family="paragraph" style:parent-style-name="Table_20_Contents">
      <style:text-properties style:font-name="Bitstream Vera Sans" officeooo:rsid="001a1074" officeooo:paragraph-rsid="002c5cff"/>
    </style:style>
    <style:style style:name="P69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70" style:family="paragraph" style:parent-style-name="Table_20_Contents">
      <style:text-properties style:font-name="Bitstream Vera Sans" officeooo:rsid="0031e099" officeooo:paragraph-rsid="0031e099"/>
    </style:style>
    <style:style style:name="P71" style:family="paragraph" style:parent-style-name="Table_20_Contents">
      <style:text-properties style:font-name="Bitstream Vera Sans" officeooo:rsid="002dd128" officeooo:paragraph-rsid="002dd128"/>
    </style:style>
    <style:style style:name="P72" style:family="paragraph" style:parent-style-name="Table_20_Contents">
      <style:text-properties style:font-name="Bitstream Vera Sans" officeooo:rsid="0053d4de" officeooo:paragraph-rsid="002c5cff"/>
    </style:style>
    <style:style style:name="P73" style:family="paragraph" style:parent-style-name="Table_20_Contents">
      <style:text-properties style:font-name="Bitstream Vera Sans" fo:font-style="italic" officeooo:rsid="001b4bad" officeooo:paragraph-rsid="002c5cff" style:font-style-asian="italic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style:font-name="Bitstream Vera Sans" fo:font-style="normal" officeooo:rsid="002dd128" officeooo:paragraph-rsid="002dd128" style:font-style-asian="normal" style:font-style-complex="normal"/>
    </style:style>
    <style:style style:name="P75" style:family="paragraph" style:parent-style-name="Table_20_Contents">
      <style:text-properties style:font-name="Bitstream Vera Sans" fo:font-style="normal" officeooo:rsid="005334c9" officeooo:paragraph-rsid="002c5cff" style:font-style-asian="normal" style:font-style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" fo:font-style="normal" officeooo:rsid="0031e099" officeooo:paragraph-rsid="0031e099" style:font-style-asian="normal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" fo:font-style="normal" officeooo:rsid="001a1074" officeooo:paragraph-rsid="002c5cff" style:font-style-asian="normal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Bitstream Vera Sans" fo:font-style="normal" officeooo:rsid="00188880" officeooo:paragraph-rsid="002c5cff" style:font-style-asian="normal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Bitstream Vera Sans" fo:font-style="normal" officeooo:rsid="00350b81" officeooo:paragraph-rsid="00350b81" style:font-style-asian="normal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Bitstream Vera Sans" fo:font-style="normal" officeooo:rsid="00466c8e" officeooo:paragraph-rsid="00466c8e" style:font-style-asian="normal" style:font-style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Bitstream Vera Sans" fo:font-style="normal" officeooo:rsid="0047f048" officeooo:paragraph-rsid="0047f048" style:font-style-asian="normal" style:font-style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Bitstream Vera Sans" fo:font-style="normal" officeooo:rsid="00505ca2" officeooo:paragraph-rsid="00505ca2" style:font-style-asian="normal" style:font-style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Bitstream Vera Sans" fo:font-style="normal" officeooo:rsid="0071a5d2" officeooo:paragraph-rsid="0071a5d2" style:font-style-asian="normal" style:font-style-complex="normal"/>
    </style:style>
    <style:style style:name="P84" style:family="paragraph" style:parent-style-name="Table_20_Contents">
      <style:text-properties style:font-name="Bitstream Vera Sans" officeooo:rsid="00325f26" officeooo:paragraph-rsid="00325f26"/>
    </style:style>
    <style:style style:name="P85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86" style:family="paragraph" style:parent-style-name="Table_20_Contents">
      <style:text-properties style:font-name="Bitstream Vera Sans" officeooo:rsid="003b1df4" officeooo:paragraph-rsid="003b1df4"/>
    </style:style>
    <style:style style:name="P87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88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89" style:family="paragraph" style:parent-style-name="Table_20_Contents">
      <style:paragraph-properties fo:text-align="center" style:justify-single-word="false"/>
      <style:text-properties style:font-name="Bitstream Vera Sans" officeooo:rsid="004033a9" officeooo:paragraph-rsid="004033a9"/>
    </style:style>
    <style:style style:name="P90" style:family="paragraph" style:parent-style-name="Table_20_Contents">
      <style:text-properties style:font-name="Bitstream Vera Sans" officeooo:rsid="004033a9" officeooo:paragraph-rsid="004033a9"/>
    </style:style>
    <style:style style:name="P91" style:family="paragraph" style:parent-style-name="Table_20_Contents">
      <style:text-properties style:font-name="Bitstream Vera Sans" officeooo:rsid="00505ca2" officeooo:paragraph-rsid="00505ca2"/>
    </style:style>
    <style:style style:name="P92" style:family="paragraph" style:parent-style-name="Table_20_Contents">
      <style:text-properties style:font-name="Bitstream Vera Sans" officeooo:rsid="0059aab6" officeooo:paragraph-rsid="0059aab6"/>
    </style:style>
    <style:style style:name="P93" style:family="paragraph" style:parent-style-name="Table_20_Contents">
      <style:text-properties style:font-name="Bitstream Vera Sans" officeooo:rsid="0065ad01" officeooo:paragraph-rsid="0065ad01"/>
    </style:style>
    <style:style style:name="P94" style:family="paragraph" style:parent-style-name="Table_20_Contents">
      <style:text-properties style:font-name="Bitstream Vera Sans" officeooo:rsid="0065e13c" officeooo:paragraph-rsid="0065e13c"/>
    </style:style>
    <style:style style:name="P95" style:family="paragraph" style:parent-style-name="Table_20_Contents">
      <style:text-properties style:font-name="Bitstream Vera Sans" officeooo:rsid="0071a5d2" officeooo:paragraph-rsid="0071a5d2"/>
    </style:style>
    <style:style style:name="P96" style:family="paragraph" style:parent-style-name="Standard" style:list-style-name="L1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97" style:family="paragraph" style:parent-style-name="Standard">
      <style:text-properties style:font-name="Bitstream Vera Sans" style:text-underline-style="none" fo:font-weight="normal" officeooo:rsid="0052c4e2" officeooo:paragraph-rsid="007dee3e" style:font-weight-asian="normal" style:font-weight-complex="normal"/>
    </style:style>
    <style:style style:name="P98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99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100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a398" style:font-style-asian="italic" style:font-style-complex="italic"/>
    </style:style>
    <style:style style:name="T6" style:family="text">
      <style:text-properties fo:font-style="italic" officeooo:rsid="00649ed0" style:font-style-asian="italic" style:font-style-complex="italic"/>
    </style:style>
    <style:style style:name="T7" style:family="text">
      <style:text-properties fo:font-style="italic" officeooo:rsid="00766683" style:font-style-asian="italic" style:font-style-complex="italic"/>
    </style:style>
    <style:style style:name="T8" style:family="text">
      <style:text-properties fo:font-style="italic" fo:font-weight="bold" officeooo:rsid="0052c4e2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e7112" style:font-style-asian="normal" style:font-style-complex="normal"/>
    </style:style>
    <style:style style:name="T11" style:family="text">
      <style:text-properties fo:font-style="normal" officeooo:rsid="004cf2fb" style:font-style-asian="normal" style:font-style-complex="normal"/>
    </style:style>
    <style:style style:name="T12" style:family="text">
      <style:text-properties fo:font-style="normal" officeooo:rsid="004e5bb7" style:font-style-asian="normal" style:font-style-complex="normal"/>
    </style:style>
    <style:style style:name="T13" style:family="text">
      <style:text-properties fo:font-style="normal" officeooo:rsid="00594403" style:font-style-asian="normal" style:font-style-complex="normal"/>
    </style:style>
    <style:style style:name="T14" style:family="text">
      <style:text-properties officeooo:rsid="006db94d"/>
    </style:style>
    <style:style style:name="T15" style:family="text">
      <style:text-properties officeooo:rsid="0037b606"/>
    </style:style>
    <style:style style:name="T16" style:family="text">
      <style:text-properties style:text-position="super 58%"/>
    </style:style>
    <style:style style:name="T17" style:family="text">
      <style:text-properties officeooo:rsid="002c5cff"/>
    </style:style>
    <style:style style:name="T18" style:family="text">
      <style:text-properties officeooo:rsid="0030bfab"/>
    </style:style>
    <style:style style:name="T19" style:family="text">
      <style:text-properties officeooo:rsid="003162a7"/>
    </style:style>
    <style:style style:name="T20" style:family="text">
      <style:text-properties officeooo:rsid="0031e099"/>
    </style:style>
    <style:style style:name="T21" style:family="text">
      <style:text-properties officeooo:rsid="00325f26"/>
    </style:style>
    <style:style style:name="T22" style:family="text">
      <style:text-properties officeooo:rsid="00379f36"/>
    </style:style>
    <style:style style:name="T23" style:family="text">
      <style:text-properties officeooo:rsid="0042aab2"/>
    </style:style>
    <style:style style:name="T24" style:family="text">
      <style:text-properties officeooo:rsid="0026f94f"/>
    </style:style>
    <style:style style:name="T25" style:family="text">
      <style:text-properties officeooo:rsid="0040d07b"/>
    </style:style>
    <style:style style:name="T26" style:family="text">
      <style:text-properties officeooo:rsid="0057431a"/>
    </style:style>
    <style:style style:name="T27" style:family="text">
      <style:text-properties officeooo:rsid="00552b4b"/>
    </style:style>
    <style:style style:name="T28" style:family="text">
      <style:text-properties officeooo:rsid="0049d6f0"/>
    </style:style>
    <style:style style:name="T29" style:family="text">
      <style:text-properties officeooo:rsid="0033fb87"/>
    </style:style>
    <style:style style:name="T30" style:family="text">
      <style:text-properties officeooo:rsid="0035b24a"/>
    </style:style>
    <style:style style:name="T31" style:family="text">
      <style:text-properties officeooo:rsid="003984b3"/>
    </style:style>
    <style:style style:name="T32" style:family="text">
      <style:text-properties officeooo:rsid="003e7112"/>
    </style:style>
    <style:style style:name="T33" style:family="text">
      <style:text-properties officeooo:rsid="004033a9"/>
    </style:style>
    <style:style style:name="T34" style:family="text">
      <style:text-properties officeooo:rsid="00466c8e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589ca3"/>
    </style:style>
    <style:style style:name="T37" style:family="text">
      <style:text-properties style:text-underline-style="solid" style:text-underline-width="auto" style:text-underline-color="font-color" fo:font-weight="bold" officeooo:rsid="0032d26a" style:font-weight-asian="bold" style:font-weight-complex="bold"/>
    </style:style>
    <style:style style:name="T38" style:family="text">
      <style:text-properties officeooo:rsid="0047f048"/>
    </style:style>
    <style:style style:name="T39" style:family="text">
      <style:text-properties officeooo:rsid="00481bd3"/>
    </style:style>
    <style:style style:name="T40" style:family="text">
      <style:text-properties officeooo:rsid="0048d0b7"/>
    </style:style>
    <style:style style:name="T41" style:family="text">
      <style:text-properties officeooo:rsid="00495470"/>
    </style:style>
    <style:style style:name="T42" style:family="text">
      <style:text-properties officeooo:rsid="0049eeb6"/>
    </style:style>
    <style:style style:name="T43" style:family="text">
      <style:text-properties officeooo:rsid="004c8d61"/>
    </style:style>
    <style:style style:name="T44" style:family="text">
      <style:text-properties officeooo:rsid="004e5bb7"/>
    </style:style>
    <style:style style:name="T45" style:family="text">
      <style:text-properties fo:color="#ef413d"/>
    </style:style>
    <style:style style:name="T46" style:family="text">
      <style:text-properties officeooo:rsid="004faf27"/>
    </style:style>
    <style:style style:name="T47" style:family="text">
      <style:text-properties officeooo:rsid="00505ca2"/>
    </style:style>
    <style:style style:name="T48" style:family="text">
      <style:text-properties officeooo:rsid="00526d73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text-underline-style="none" fo:font-weight="normal" officeooo:rsid="0053ce44" style:font-weight-asian="normal" style:font-weight-complex="normal"/>
    </style:style>
    <style:style style:name="T51" style:family="text">
      <style:text-properties style:text-underline-style="none" fo:font-weight="normal" officeooo:rsid="00579924" style:font-weight-asian="normal" style:font-weight-complex="normal"/>
    </style:style>
    <style:style style:name="T52" style:family="text">
      <style:text-properties officeooo:rsid="0052c4e2"/>
    </style:style>
    <style:style style:name="T53" style:family="text">
      <style:text-properties officeooo:rsid="00589ca3"/>
    </style:style>
    <style:style style:name="T54" style:family="text">
      <style:text-properties officeooo:rsid="005adc08"/>
    </style:style>
    <style:style style:name="T55" style:family="text">
      <style:text-properties officeooo:rsid="005bc282"/>
    </style:style>
    <style:style style:name="T56" style:family="text">
      <style:text-properties officeooo:rsid="005e9d42"/>
    </style:style>
    <style:style style:name="T57" style:family="text">
      <style:text-properties officeooo:rsid="005f743b"/>
    </style:style>
    <style:style style:name="T58" style:family="text">
      <style:text-properties officeooo:rsid="0063a398"/>
    </style:style>
    <style:style style:name="T59" style:family="text">
      <style:text-properties officeooo:rsid="00645e6d"/>
    </style:style>
    <style:style style:name="T60" style:family="text">
      <style:text-properties officeooo:rsid="006adb51"/>
    </style:style>
    <style:style style:name="T61" style:family="text">
      <style:text-properties officeooo:rsid="006e0930"/>
    </style:style>
    <style:style style:name="T62" style:family="text">
      <style:text-properties officeooo:rsid="0072a34d"/>
    </style:style>
    <style:style style:name="T63" style:family="text">
      <style:text-properties officeooo:rsid="0074bfb6"/>
    </style:style>
    <style:style style:name="T64" style:family="text">
      <style:text-properties officeooo:rsid="00763182"/>
    </style:style>
    <style:style style:name="T65" style:family="text">
      <style:text-properties officeooo:rsid="00766683"/>
    </style:style>
    <style:style style:name="T66" style:family="text">
      <style:text-properties officeooo:rsid="007757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te Plasma</text:p>
      <text:p text:style-name="P3">Introduction</text:p>
      <text:p text:style-name="P3"/>
      <text:p text:style-name="P15">White Plasma is loosely based – very loosely – on the old Spectrum system “White Lightning” which is a FORTH based system designed to run on the Spectrum. White Plasma is a Colour FORTH <text:span text:style-name="T66">styled</text:span> system designed to run on the Spectrum Next and Spectrum 128, specifically, but will also work on a standard Spectrum. </text:p>
      <text:p text:style-name="P15"/>
      <text:p text:style-name="P3">Design Issues</text:p>
      <text:p text:style-name="P15"/>
      <text:p text:style-name="P15">The main design issue is to do with the banked RAM memory. All machines are Z80 8 bit microprocessor based, with a 16 bit address space. A Spectrum looks like this.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C000-FFFF</text:p>
          </table:table-cell>
          <table:table-cell table:style-name="Table1.B1" office:value-type="string">
            <text:p text:style-name="P56">Fast RAM</text:p>
          </table:table-cell>
        </table:table-row>
        <table:table-row table:style-name="Table1.1">
          <table:table-cell table:style-name="Table1.A1" office:value-type="string">
            <text:p text:style-name="P56">8000-BFFF</text:p>
          </table:table-cell>
          <table:table-cell table:style-name="Table1.B2" office:value-type="string">
            <text:p text:style-name="P56">Fast RAM</text:p>
          </table:table-cell>
        </table:table-row>
        <table:table-row table:style-name="Table1.1">
          <table:table-cell table:style-name="Table1.A1" office:value-type="string">
            <text:p text:style-name="P56">4000-7FFF</text:p>
          </table:table-cell>
          <table:table-cell table:style-name="Table1.B2" office:value-type="string">
            <text:p text:style-name="P56">Screen Memory, slow RAM</text:p>
          </table:table-cell>
        </table:table-row>
        <table:table-row table:style-name="Table1.1">
          <table:table-cell table:style-name="Table1.A1" office:value-type="string">
            <text:p text:style-name="P56">0000-3FFF</text:p>
          </table:table-cell>
          <table:table-cell table:style-name="Table1.B2" office:value-type="string">
            <text:p text:style-name="P56">Basic ROM</text:p>
          </table:table-cell>
        </table:table-row>
      </table:table>
      <text:p text:style-name="P15"/>
      <text:p text:style-name="P15">A Spectrum 128 looks like this, paging memory onto C000-FFFF.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6">C000-FFFF</text:p>
          </table:table-cell>
          <table:table-cell table:style-name="Table2.B1" office:value-type="string">
            <text:p text:style-name="P56">Fast RAM</text:p>
          </table:table-cell>
          <table:table-cell table:style-name="Table2.B1" office:value-type="string">
            <text:p text:style-name="P56">RAM</text:p>
            <text:p text:style-name="P56">Page</text:p>
          </table:table-cell>
          <table:table-cell table:style-name="Table2.B1" office:value-type="string">
            <text:p text:style-name="P56">RAM</text:p>
            <text:p text:style-name="P56">Page</text:p>
          </table:table-cell>
          <table:table-cell table:style-name="Table2.E1" office:value-type="string">
            <text:p text:style-name="P56">RAM</text:p>
            <text:p text:style-name="P56">Page</text:p>
          </table:table-cell>
        </table:table-row>
        <table:table-row table:style-name="Table2.1">
          <table:table-cell table:style-name="Table2.A1" office:value-type="string">
            <text:p text:style-name="P56">8000-BFFF</text:p>
          </table:table-cell>
          <table:table-cell table:style-name="Table2.B2" office:value-type="string">
            <text:p text:style-name="P56">Fast RAM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4000-7FFF</text:p>
          </table:table-cell>
          <table:table-cell table:style-name="Table2.B2" office:value-type="string">
            <text:p text:style-name="P56">Screen Memory, slow RAM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0000-3FFF</text:p>
          </table:table-cell>
          <table:table-cell table:style-name="Table2.B2" office:value-type="string">
            <text:p text:style-name="P56">Basic ROM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</table:table>
      <text:p text:style-name="P15"/>
      <text:p text:style-name="P15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6">C000-FFFF</text:p>
          </table:table-cell>
          <table:table-cell table:style-name="Table3.B1" office:value-type="string">
            <text:p text:style-name="P56">Fast RAM</text:p>
            <text:p text:style-name="P59">Module</text:p>
          </table:table-cell>
          <table:table-cell table:style-name="Table3.B1" office:value-type="string">
            <text:p text:style-name="P56">RAM</text:p>
            <text:p text:style-name="P56">Page</text:p>
            <text:p text:style-name="P59">Module</text:p>
          </table:table-cell>
          <table:table-cell table:style-name="Table3.B1" office:value-type="string">
            <text:p text:style-name="P56">RAM</text:p>
            <text:p text:style-name="P56">Page</text:p>
            <text:p text:style-name="P60">Module</text:p>
          </table:table-cell>
          <table:table-cell table:style-name="Table3.E1" office:value-type="string">
            <text:p text:style-name="P56">RAM</text:p>
            <text:p text:style-name="P57">Page</text:p>
            <text:p text:style-name="P60">Module</text:p>
          </table:table-cell>
        </table:table-row>
        <table:table-row table:style-name="Table3.1">
          <table:table-cell table:style-name="Table3.A1" office:value-type="string">
            <text:p text:style-name="P56">8000-BFFF</text:p>
          </table:table-cell>
          <table:table-cell table:style-name="Table3.B2" office:value-type="string">
            <text:p text:style-name="P56">Fast RAM</text:p>
            <text:p text:style-name="P59">Core Words</text:p>
            <text:p text:style-name="P59">Fast Words</text:p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</table:table-row>
        <table:table-row table:style-name="Table3.1">
          <table:table-cell table:style-name="Table3.A1" office:value-type="string">
            <text:p text:style-name="P56">4000-7FFF</text:p>
          </table:table-cell>
          <table:table-cell table:style-name="Table3.B2" office:value-type="string">
            <text:p text:style-name="P88">Slow Memory</text:p>
            <text:p text:style-name="P58">Screen Memory</text:p>
            <text:p text:style-name="P59">Dictionary</text:p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</table:table-row>
        <table:table-row table:style-name="Table3.1">
          <table:table-cell table:style-name="Table3.A1" office:value-type="string">
            <text:p text:style-name="P56">0000-3FFF</text:p>
          </table:table-cell>
          <table:table-cell table:style-name="Table3.B2" office:value-type="string">
            <text:p text:style-name="P56">Basic ROM</text:p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/>
          </table:table-cell>
        </table:table-row>
      </table:table>
      <text:p text:style-name="P16"/>
      <text:p text:style-name="P4">Dictionary</text:p>
      <text:p text:style-name="P4"/>
      <text:p text:style-name="P17">Color FORTH has a sep<text:span text:style-name="T65">a</text:span>rate dictionary and code. This is stored in the Slow RAM area (it has to share access with the video display). It is a list of names and addresses of words store in High Memory. <text:s/></text:p>
      <text:p text:style-name="P17"/>
      <text:p text:style-name="P35">If necessary the core word space can be reduced to make way for an expanded dictionary.</text:p>
      <text:p text:style-name="P17"/>
      <text:p text:style-name="P4">Core Words</text:p>
      <text:p text:style-name="P17"/>
      <text:p text:style-name="P17">Core words are <text:span text:style-name="T3">words represented by the values 8000-FFFF. They are simple indivisible words such as dup, drop, !, and so on. </text:span></text:p>
      <text:p text:style-name="P18"/>
      <text:p text:style-name="P18">In a virtual machine these will not be actually addresses but virtual machine operation codes.</text:p>
      <text:p text:style-name="P18"/>
      <text:p text:style-name="P11">Note</text:p>
      <text:p text:style-name="P11"/>
      <text:p text:style-name="P37">The words are closer to FORTH than Color FORTH, but it uses the Color system for editing.</text:p>
      <text:p text:style-name="P5"/>
      <text:p text:style-name="P53">Direct Words</text:p>
      <text:p text:style-name="P18"/>
      <text:p text:style-name="P18">Direct words are when either (1) the word to be called is in 8000-BFFF or (2) the word to be called is in $C000-$FFFF and the page for that word is the same as the page for the word it is being called from.</text:p>
      <text:p text:style-name="P18"/>
      <text:p text:style-name="P18">These words consists of lists of calls to either Core Words <text:span text:style-name="T34">or</text:span> Direct Words</text:p>
      <text:p text:style-name="P18"/>
      <text:p text:style-name="P30">They are encoded using $0000 to $7FFF. The actual executable address has bit 7 set.</text:p>
      <text:p text:style-name="P19"/>
      <text:p text:style-name="P6">Page Switch Words</text:p>
      <text:p text:style-name="P20"/>
      <text:p text:style-name="P30">Sometimes the compiler has to switch pages to execute a word. There are two occasions where this happens.</text:p>
      <text:p text:style-name="P30"/>
      <text:p text:style-name="P30">If the compiler does not know which page the word to be executed is in, for example if it is executing a word indirectly. The best solution for this is to push it to the return stack (see the return section).</text:p>
      <text:p text:style-name="P30"/>
      <text:p text:style-name="P30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30"/>
      <text:p text:style-name="P43">This has a single 16 bit parameter. Bits 0-4 indicate the page number, which is not the same as the Spectrum Next/128 page number. Bits 15-10 are the address to be called.</text:p>
      <text:p text:style-name="P43"/>
      <text:p text:style-name="P43">This address is masked out and shifted right twice, and ored with $C000. <text:s/>This gives an address of 11xx xxxx xxxx x000.</text:p>
      <text:p text:style-name="P43"/>
      <text:p text:style-name="P43">Not all addresses can be called directly, therefore when creating code in $C000-$FFFF it should be padded out to 8 byte gaps with [nop]</text:p>
      <text:p text:style-name="P43"/>
      <text:p text:style-name="P43">Also, when compiling code, the programmer needs to use the far access functions f@ f! and so on. These functions should <text:span text:style-name="T35">not</text:span> generally be used to access memory in <text:span text:style-name="T38">applications.</text:span></text:p>
      <text:p text:style-name="P55">Return <text:span text:style-name="T42">from Calls</text:span></text:p>
      <text:p text:style-name="P40"/>
      <text:p text:style-name="P40">When a direct word is called, its return address is pushed on the stack ($8000-$FFFF). <text:span text:style-name="T41">The [farcall] function</text:span> push<text:span text:style-name="T41">es</text:span> the same value on the stack but with bit 15 clear ($0000-$7FFF). This indicates that there is a further value to be popped off the stack, which is the page number to set it back to – bit 15 is set when the actual <text:span text:style-name="T41">return</text:span> is done.</text:p>
      <text:p text:style-name="P40"/>
      <text:p text:style-name="P44">As a consequence of this is it is necessary to be very careful with r&gt; and r&gt;. <text:span text:style-name="T43">For example variable is defined as r&gt;. This will only work if variable is called using a direct call. It should be, if it is in a module. The [r&gt;] word is available which works identically to r&gt; except it causes an error if the returned word Is in the range 0000-7FFF.</text:span></text:p>
      <text:p text:style-name="P44"/>
      <text:p text:style-name="P48">Issues</text:p>
      <text:p text:style-name="P41"/>
      <text:p text:style-name="P41">I have dealt with code across the pages, but not with data. The issue with data is that any address in the memory space is 21 bit , 16 + 5.</text:p>
      <text:p text:style-name="P41"/>
      <text:p text:style-name="P29"><text:span text:style-name="T9">The solution are the </text:span><text:span text:style-name="T4">module</text:span><text:span text:style-name="T9"> and</text:span><text:span text:style-name="T4"> </text:span><text:span text:style-name="T5">e</text:span><text:span text:style-name="T6">n</text:span><text:span text:style-name="T5">d</text:span><text:span text:style-name="T4">module </text:span><text:span text:style-name="T12">macro</text:span><text:span text:style-name="T9">s. This defines (or end) a module, which is a group of methods that access data. Using these words an error is generated if the page at </text:span><text:span text:style-name="T4">module</text:span><text:span text:style-name="T9"> time and the page at </text:span><text:span text:style-name="T5">end</text:span><text:span text:style-name="T4">module</text:span><text:span text:style-name="T9"> time is different </text:span><text:span text:style-name="T11">(or if it crosses the BFFF-C000 boundary)</text:span><text:span text:style-name="T9"> If it is the same, then data can be freely accessed in that module using @ c@ ! c! and so which operate as normal. </text:span></text:p>
      <text:p text:style-name="P42"/>
      <text:p text:style-name="P42">Any data access which happens outside the module has to be done through specific words created to do so, which are part of the module. The programmer must enforce this.</text:p>
      <text:p text:style-name="P42"/>
      <text:p text:style-name="P45">Words can be defined using the modifier <text:span text:style-name="T44">macro </text:span><text:span text:style-name="T4">private</text:span> which <text:s/>sets the <text:span text:style-name="T58">private</text:span> flag in the dictionary. <text:s/>This means the dictionary can compress on <text:span text:style-name="T58">end</text:span>module being execute<text:span text:style-name="T44">d</text:span>, removing all words that are not useable from outside it.</text:p>
      <text:p text:style-name="P46"/>
      <text:p text:style-name="P47">So in this simple bit of code.</text:p>
      <text:p text:style-name="P47"/>
      <text:p text:style-name="P52">module</text:p>
      <text:p text:style-name="P52"><text:span text:style-name="T45">demo </text:span>private 42 emit ;</text:p>
      <text:p text:style-name="P52"><text:span text:style-name="T45">start</text:span> demo ;</text:p>
      <text:p text:style-name="P52"><text:span text:style-name="T59">end</text:span>module</text:p>
      <text:p text:style-name="P50"/>
      <text:p text:style-name="P51">start will be in the dictionary and demo will not. <text:span text:style-name="T46">This also conveniently reduces the size of the dictionary.</text:span></text:p>
      <text:p text:style-name="P47"/>
      <text:p text:style-name="P18"/>
      <text:p text:style-name="P100">System Information Block</text:p>
      <text:p text:style-name="P7"/>
      <text:p text:style-name="P22">This is placed at the bottom of the dictionary, this address can be accessed via [sysinfo], and is normally placed at $<text:span text:style-name="T21">60</text:span>00, <text:span text:style-name="T52">the first dictionary entry being offset </text:span><text:span text:style-name="T8">16</text:span><text:span text:style-name="T52">.</text:span></text:p>
      <text:p text:style-name="P2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3">Offset</text:p>
          </table:table-cell>
          <table:table-cell table:style-name="Table5.B1" office:value-type="string">
            <text:p text:style-name="P63">Usage</text:p>
          </table:table-cell>
        </table:table-row>
        <table:table-row>
          <table:table-cell table:style-name="Table5.A2" office:value-type="string">
            <text:p text:style-name="P69">+0,+1</text:p>
          </table:table-cell>
          <table:table-cell table:style-name="Table5.B9" office:value-type="string">
            <text:p text:style-name="P70">Temporary value used in keyword synthesis.</text:p>
          </table:table-cell>
        </table:table-row>
        <table:table-row>
          <table:table-cell table:style-name="Table5.A2" office:value-type="string">
            <text:p text:style-name="P69">+2,+3</text:p>
          </table:table-cell>
          <table:table-cell table:style-name="Table5.B9" office:value-type="string">
            <text:p text:style-name="P70"><text:span text:style-name="T60">Offset Address</text:span> of first dictionary entry <text:span text:style-name="T60">(from $6000)</text:span></text:p>
          </table:table-cell>
        </table:table-row>
        <table:table-row>
          <table:table-cell table:style-name="Table5.A2" office:value-type="string">
            <text:p text:style-name="P69">+4,+5</text:p>
          </table:table-cell>
          <table:table-cell table:style-name="Table5.B9" office:value-type="string">
            <text:p text:style-name="P84"><text:span text:style-name="T60">Offset Address</text:span> of next free dictionary byte <text:s/><text:span text:style-name="T60">(from $6000)</text:span></text:p>
          </table:table-cell>
        </table:table-row>
        <table:table-row>
          <table:table-cell table:style-name="Table5.A2" office:value-type="string">
            <text:p text:style-name="P85">+6,+7</text:p>
          </table:table-cell>
          <table:table-cell table:style-name="Table5.B5" office:value-type="string">
            <text:p text:style-name="P84">Address of next free code byte. <text:span text:style-name="T54">(absolute)</text:span></text:p>
          </table:table-cell>
        </table:table-row>
        <table:table-row>
          <table:table-cell table:style-name="Table5.A2" office:value-type="string">
            <text:p text:style-name="P85">+<text:span text:style-name="T33">8</text:span></text:p>
          </table:table-cell>
          <table:table-cell table:style-name="Table5.B9" office:value-type="string">
            <text:p text:style-name="P84">Current page number of code (starts at 0 and increments, not same as <text:span text:style-name="T31">the Spectrum </text:span>Next<text:span text:style-name="T31">s Page ID)</text:span></text:p>
          </table:table-cell>
        </table:table-row>
        <table:table-row>
          <table:table-cell table:style-name="Table5.A2" office:value-type="string">
            <text:p text:style-name="P85">+<text:span text:style-name="T33">9</text:span></text:p>
          </table:table-cell>
          <table:table-cell table:style-name="Table5.B9" office:value-type="string">
            <text:p text:style-name="P92">Start address page.</text:p>
          </table:table-cell>
        </table:table-row>
        <table:table-row>
          <table:table-cell table:style-name="Table5.A2" office:value-type="string">
            <text:p text:style-name="P89">+10,+11</text:p>
          </table:table-cell>
          <table:table-cell table:style-name="Table5.B9" office:value-type="string">
            <text:p text:style-name="P90">Start address (_main address)</text:p>
          </table:table-cell>
        </table:table-row>
        <table:table-row>
          <table:table-cell table:style-name="Table5.A2" office:value-type="string">
            <text:p text:style-name="P85">+1<text:span text:style-name="T33">2</text:span></text:p>
          </table:table-cell>
          <table:table-cell table:style-name="Table5.B9" office:value-type="string">
            <text:p text:style-name="P84">Screen width in characters <text:span text:style-name="T30">(32)</text:span></text:p>
          </table:table-cell>
        </table:table-row>
        <table:table-row>
          <table:table-cell table:style-name="Table5.A2" office:value-type="string">
            <text:p text:style-name="P85">+1<text:span text:style-name="T33">3</text:span></text:p>
          </table:table-cell>
          <table:table-cell table:style-name="Table5.B10" office:value-type="string">
            <text:p text:style-name="P84">Screen height in characters <text:span text:style-name="T30">(24)</text:span></text:p>
          </table:table-cell>
        </table:table-row>
      </table:table>
      <text:p text:style-name="P22"/>
      <text:p text:style-name="P9">Dictionary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Offset</text:p>
          </table:table-cell>
          <table:table-cell table:style-name="Table6.B1" office:value-type="string">
            <text:p text:style-name="P65">Usage</text:p>
          </table:table-cell>
        </table:table-row>
        <table:table-row>
          <table:table-cell table:style-name="Table6.A2" office:value-type="string">
            <text:p text:style-name="P87">+0,+1</text:p>
          </table:table-cell>
          <table:table-cell table:style-name="Table6.B4" office:value-type="string">
            <text:p text:style-name="P86"><text:span text:style-name="T9">Offset </text:span><text:span text:style-name="T13">from the start of the dictionary</text:span><text:span text:style-name="T9"> to the offset word of the previous entry. If this value is 0 then the first word has been reached. (Note offset 2,3 points to one of these) </text:span></text:p>
          </table:table-cell>
        </table:table-row>
        <table:table-row>
          <table:table-cell table:style-name="Table6.A2" office:value-type="string">
            <text:p text:style-name="P87">+2,+3</text:p>
          </table:table-cell>
          <table:table-cell table:style-name="Table6.B4" office:value-type="string">
            <text:p text:style-name="P86">Actual physical address of code word – <text:span text:style-name="T36">not</text:span><text:span text:style-name="T53"> encoded.</text:span></text:p>
          </table:table-cell>
        </table:table-row>
        <table:table-row>
          <table:table-cell table:style-name="Table6.A2" office:value-type="string">
            <text:p text:style-name="P87">+<text:span text:style-name="T56">4</text:span></text:p>
          </table:table-cell>
          <table:table-cell table:style-name="Table6.B4" office:value-type="string">
            <text:p text:style-name="P86">Bit 7: set if macro. Bit 6: set if core word, <text:span text:style-name="T43">Bit 5: set if private word ; </text:span>Bits 0..<text:span text:style-name="T43">4</text:span>: page number</text:p>
          </table:table-cell>
        </table:table-row>
        <table:table-row>
          <table:table-cell table:style-name="Table6.A2" office:value-type="string">
            <text:p text:style-name="P87">+<text:span text:style-name="T56">5</text:span></text:p>
          </table:table-cell>
          <table:table-cell table:style-name="Table6.B7" office:value-type="string">
            <text:p text:style-name="P86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87">+<text:span text:style-name="T56">6</text:span></text:p>
          </table:table-cell>
          <table:table-cell table:style-name="Table6.B7" office:value-type="string">
            <text:p text:style-name="P86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87">+n</text:p>
          </table:table-cell>
          <table:table-cell table:style-name="Table6.B7" office:value-type="string">
            <text:p text:style-name="P86">Last character of name, 6 bit ASCII, bit 7 cleared.</text:p>
          </table:table-cell>
        </table:table-row>
      </table:table>
      <text:p text:style-name="P17"/>
      <text:p text:style-name="P8"/>
      <text:p text:style-name="P54">Compiler</text:p>
      <text:p text:style-name="P31"/>
      <text:p text:style-name="P31">Obviously the system compiler works perfectly normally, using the colour word system </text:p>
      <text:p text:style-name="P31"/>
      <text:list xml:id="list2100009733" text:style-name="L1">
        <text:list-item>
          <text:p text:style-name="P96">Yellow – always execute</text:p>
        </text:list-item>
        <text:list-item>
          <text:p text:style-name="P96">Green – compile, unless macro in which case execute</text:p>
        </text:list-item>
        <text:list-item>
          <text:p text:style-name="P96">Red – define word here</text:p>
        </text:list-item>
        <text:list-item>
          <text:p text:style-name="P96">White – comment</text:p>
          <text:p text:style-name="P96"/>
        </text:list-item>
      </text:list>
      <text:p text:style-name="P31">Equally obviously for the text compiler we cannot do that, because we don’t have the colour editor or the run time environment.</text:p>
      <text:p text:style-name="P31"/>
      <text:p text:style-name="P31">{ } <text:tab/><text:tab/>ColorForth does not have curly brackets, so these delimit comments</text:p>
      <text:p text:style-name="P10"><text:span text:style-name="T49"><text:tab/><text:tab/></text:span><text:span text:style-name="T51">in the same line (e.g. you cannot have { and } on different lines.</text:span></text:p>
      <text:p text:style-name="P31">:&lt;word&gt;<text:tab/>Defines a new word at this point in memory. If the word is present</text:p>
      <text:p text:style-name="P31"><text:tab/><text:tab/>compiling is halted until the next definition.</text:p>
      <text:p text:style-name="P31">macro <text:tab/>Makes the last defined word a macro</text:p>
      <text:p text:style-name="P31">private<text:tab/>Makes the last defined word private</text:p>
      <text:p text:style-name="P10"><text:span text:style-name="T49">variable <text:tab/>Compiles [variable] and an 2 byte space. </text:span><text:span text:style-name="T50">Marks last word private.</text:span></text:p>
      <text:p text:style-name="P32">&lt;decimal&gt;<text:tab/>Compiles the value as a literal or a call if in the dictionary</text:p>
      <text:p text:style-name="P32">$&lt;hex&gt;<text:tab/>Same as decimal, except in base 16, obviously.</text:p>
      <text:p text:style-name="P32">If …. then <text:tab/>Structure in ColorForth. Cannot nest.</text:p>
      <text:p text:style-name="P32">For … next<text:tab/>Structure in ColorForth, takes one parameter the count.</text:p>
      <text:p text:style-name="P32"/>
      <text:p text:style-name="P31">Dictionary base is at $6000</text:p>
      <text:p text:style-name="P31">Code base is at $8000</text:p>
      <text:p text:style-name="P97">These are combined into a file boot.bin which loads at $6000</text:p>
      <text:p text:style-name="P97"><text:span text:style-name="T37"/></text:p>
      <text:p text:style-name="P97"><text:span text:style-name="T37">Word Groups</text:span></text:p>
      <text:p text:style-name="P8"/>
      <text:p text:style-name="P99">Group 0 is the core word set and is mandatory. Group 1 is not required, but is highly advised to be implemented in code for speed reasons.</text:p>
      <text:p text:style-name="P9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1-30T11:14:09.973393820</dc:date>
    <meta:editing-duration>PT4H3M28S</meta:editing-duration>
    <meta:editing-cycles>85</meta:editing-cycles>
    <meta:document-statistic meta:table-count="5" meta:image-count="0" meta:object-count="0" meta:page-count="6" meta:paragraph-count="147" meta:word-count="1412" meta:character-count="7690" meta:non-whitespace-character-count="6401"/>
  </office:meta>
</office:document-meta>
</file>